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/>
    <style:font-face style:name="Nimbus Roman No9 L" svg:font-family="'Nimbus Roman No9 L'"/>
    <style:font-face style:name="Arial Black" svg:font-family="'Arial Black'" style:font-adornments="Regular" style:font-pitch="variable"/>
    <style:font-face style:name="Titr" svg:font-family="Tit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6d6d6"/>
    </style:style>
    <style:style style:name="gr2" style:family="graphic" style:parent-style-name="standard">
      <style:graphic-properties draw:stroke="solid" svg:stroke-width="0.02cm" svg:stroke-color="#000000" draw:stroke-linejoin="round" svg:stroke-linecap="round" draw:fill="none" fo:padding-top="0.01cm" fo:padding-bottom="0.01cm" fo:padding-left="0.01cm" fo:padding-right="0.01cm"/>
    </style:style>
    <style:style style:name="gr3" style:family="graphic" style:parent-style-name="standard">
      <style:graphic-properties draw:stroke="none" draw:fill="solid" draw:fill-color="#f33126"/>
    </style:style>
    <style:style style:name="gr4" style:family="graphic" style:parent-style-name="standard">
      <style:graphic-properties draw:stroke="solid" svg:stroke-width="0.03cm" svg:stroke-color="#000000" draw:stroke-linejoin="round" svg:stroke-linecap="round" draw:fill="none" fo:padding-top="0.015cm" fo:padding-bottom="0.015cm" fo:padding-left="0.015cm" fo:padding-right="0.015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45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0096ff"/>
    </style:style>
    <style:style style:name="gr7" style:family="graphic" style:parent-style-name="standard">
      <style:graphic-properties draw:stroke="solid" svg:stroke-width="0.03cm" svg:stroke-color="#000000" draw:stroke-linejoin="miter" svg:stroke-linecap="round" draw:fill="none" fo:padding-top="0.015cm" fo:padding-bottom="0.015cm" fo:padding-left="0.015cm" fo:padding-right="0.015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0.286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73fa79"/>
    </style:style>
    <style:style style:name="gr10" style:family="graphic" style:parent-style-name="standard">
      <style:graphic-properties draw:stroke="solid" svg:stroke-width="0.02cm" svg:stroke-color="#000000" draw:stroke-linejoin="miter" svg:stroke-linecap="round" draw:fill="none" fo:padding-top="0.01cm" fo:padding-bottom="0.01cm" fo:padding-left="0.01cm" fo:padding-right="0.01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327cm" fo:padding-top="0cm" fo:padding-bottom="0cm" fo:padding-left="0cm" fo:padding-right="0cm"/>
    </style:style>
    <style:style style:name="P1" style:family="paragraph">
      <loext:graphic-properties draw:fill="solid" draw:fill-color="#d6d6d6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33126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7pt" style:font-size-asian="7pt" style:font-size-complex="7pt"/>
    </style:style>
    <style:style style:name="P6" style:family="paragraph">
      <loext:graphic-properties draw:fill="solid" draw:fill-color="#0096ff"/>
    </style:style>
    <style:style style:name="P7" style:family="paragraph">
      <loext:graphic-properties draw:fill="none"/>
      <style:text-properties fo:font-size="8.19999980926514pt" style:font-size-asian="8.19999980926514pt" style:font-size-complex="8.19999980926514pt"/>
    </style:style>
    <style:style style:name="P8" style:family="paragraph">
      <loext:graphic-properties draw:fill="solid" draw:fill-color="#73fa79"/>
    </style:style>
    <style:style style:name="P9" style:family="paragraph">
      <loext:graphic-properties draw:fill="none"/>
      <style:text-properties fo:font-size="9.30000019073486pt" style:font-size-asian="9.30000019073486pt" style:font-size-complex="9.30000019073486pt"/>
    </style:style>
    <style:style style:name="T1" style:family="text">
      <style:text-properties fo:color="#000000" style:font-name="HelveticaNeue" fo:font-size="7pt" style:font-size-asian="7pt" style:font-name-complex="HelveticaNeue" style:font-size-complex="7pt"/>
    </style:style>
    <style:style style:name="T2" style:family="text">
      <style:text-properties fo:color="#000000" style:font-name="HelveticaNeue" fo:font-size="8.19999980926514pt" style:font-size-asian="8.19999980926514pt" style:font-name-complex="HelveticaNeue" style:font-size-complex="8.19999980926514pt"/>
    </style:style>
    <style:style style:name="T3" style:family="text">
      <style:text-properties fo:color="#000000" style:font-name="HelveticaNeue" fo:font-size="9.30000019073486pt" style:font-size-asian="9.30000019073486pt" style:font-name-complex="HelveticaNeue" style:font-size-complex="9.3000001907348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184cm" svg:height="0.184cm" svg:x="2.453cm" svg:y="2.239cm" svg:viewBox="0 0 185 185" svg:d="M158 27c36 36 36 95 0 131s-94 36-131 0c-36-36-36-95 0-131 37-36 95-36 131 0z">
          <text:p/>
        </draw:path>
        <draw:path draw:style-name="gr2" draw:text-style-name="P2" draw:layer="layout" svg:width="0.184cm" svg:height="0.184cm" svg:x="2.453cm" svg:y="2.239cm" svg:viewBox="0 0 185 185" svg:d="M158 27c36 36 36 95 0 131s-94 36-131 0c-36-36-36-95 0-131 37-36 95-36 131 0z">
          <text:p/>
        </draw:path>
        <draw:path draw:style-name="gr1" draw:text-style-name="P1" draw:layer="layout" svg:width="0.184cm" svg:height="0.184cm" svg:x="4.297cm" svg:y="2.239cm" svg:viewBox="0 0 185 185" svg:d="M158 27c36 36 36 95 0 131s-94 36-131 0c-36-36-36-95 0-131 37-36 95-36 131 0z">
          <text:p/>
        </draw:path>
        <draw:path draw:style-name="gr2" draw:text-style-name="P2" draw:layer="layout" svg:width="0.184cm" svg:height="0.184cm" svg:x="4.297cm" svg:y="2.239cm" svg:viewBox="0 0 185 185" svg:d="M158 27c36 36 36 95 0 131s-94 36-131 0c-36-36-36-95 0-131 37-36 95-36 131 0z">
          <text:p/>
        </draw:path>
        <draw:path draw:style-name="gr1" draw:text-style-name="P1" draw:layer="layout" svg:width="0.184cm" svg:height="0.184cm" svg:x="3.375cm" svg:y="2.239cm" svg:viewBox="0 0 185 185" svg:d="M158 27c36 36 36 95 0 131s-94 36-131 0c-36-36-36-95 0-131 37-36 95-36 131 0z">
          <text:p/>
        </draw:path>
        <draw:path draw:style-name="gr2" draw:text-style-name="P2" draw:layer="layout" svg:width="0.184cm" svg:height="0.184cm" svg:x="3.375cm" svg:y="2.239cm" svg:viewBox="0 0 185 185" svg:d="M158 27c36 36 36 95 0 131s-94 36-131 0c-36-36-36-95 0-131 37-36 95-36 131 0z">
          <text:p/>
        </draw:path>
        <draw:path draw:style-name="gr1" draw:text-style-name="P1" draw:layer="layout" svg:width="0.184cm" svg:height="0.185cm" svg:x="4.297cm" svg:y="1.316cm" svg:viewBox="0 0 185 186" svg:d="M158 27c36 36 36 96 0 132s-94 36-131 0c-36-36-36-96 0-132 37-36 95-36 131 0z">
          <text:p/>
        </draw:path>
        <draw:path draw:style-name="gr2" draw:text-style-name="P2" draw:layer="layout" svg:width="0.184cm" svg:height="0.185cm" svg:x="4.297cm" svg:y="1.316cm" svg:viewBox="0 0 185 186" svg:d="M158 27c36 36 36 96 0 132s-94 36-131 0c-36-36-36-96 0-132 37-36 95-36 131 0z">
          <text:p/>
        </draw:path>
        <draw:path draw:style-name="gr1" draw:text-style-name="P1" draw:layer="layout" svg:width="0.184cm" svg:height="0.185cm" svg:x="3.375cm" svg:y="1.316cm" svg:viewBox="0 0 185 186" svg:d="M158 27c36 36 36 96 0 132s-94 36-131 0c-36-36-36-96 0-132 37-36 95-36 131 0z">
          <text:p/>
        </draw:path>
        <draw:path draw:style-name="gr2" draw:text-style-name="P2" draw:layer="layout" svg:width="0.184cm" svg:height="0.185cm" svg:x="3.375cm" svg:y="1.316cm" svg:viewBox="0 0 185 186" svg:d="M158 27c36 36 36 96 0 132s-94 36-131 0c-36-36-36-96 0-132 37-36 95-36 131 0z">
          <text:p/>
        </draw:path>
        <draw:path draw:style-name="gr1" draw:text-style-name="P1" draw:layer="layout" svg:width="0.184cm" svg:height="0.185cm" svg:x="2.453cm" svg:y="1.316cm" svg:viewBox="0 0 185 186" svg:d="M158 27c36 36 36 96 0 132s-94 36-131 0c-36-36-36-96 0-132 37-36 95-36 131 0z">
          <text:p/>
        </draw:path>
        <draw:path draw:style-name="gr2" draw:text-style-name="P2" draw:layer="layout" svg:width="0.184cm" svg:height="0.185cm" svg:x="2.453cm" svg:y="1.316cm" svg:viewBox="0 0 185 186" svg:d="M158 27c36 36 36 96 0 132s-94 36-131 0c-36-36-36-96 0-132 37-36 95-36 131 0z">
          <text:p/>
        </draw:path>
        <draw:path draw:style-name="gr1" draw:text-style-name="P1" draw:layer="layout" svg:width="0.185cm" svg:height="0.185cm" svg:x="1.53cm" svg:y="1.316cm" svg:viewBox="0 0 186 186" svg:d="M159 27c36 36 36 96 0 132s-95 36-132 0c-36-36-36-96 0-132 37-36 96-36 132 0z">
          <text:p/>
        </draw:path>
        <draw:path draw:style-name="gr2" draw:text-style-name="P2" draw:layer="layout" svg:width="0.185cm" svg:height="0.185cm" svg:x="1.53cm" svg:y="1.316cm" svg:viewBox="0 0 186 186" svg:d="M159 27c36 36 36 96 0 132s-95 36-132 0c-36-36-36-96 0-132 37-36 96-36 132 0z">
          <text:p/>
        </draw:path>
        <draw:path draw:style-name="gr1" draw:text-style-name="P1" draw:layer="layout" svg:width="0.185cm" svg:height="0.184cm" svg:x="1.53cm" svg:y="2.239cm" svg:viewBox="0 0 186 185" svg:d="M159 27c36 36 36 95 0 131s-95 36-132 0c-36-36-36-95 0-131 37-36 96-36 132 0z">
          <text:p/>
        </draw:path>
        <draw:path draw:style-name="gr2" draw:text-style-name="P2" draw:layer="layout" svg:width="0.185cm" svg:height="0.184cm" svg:x="1.53cm" svg:y="2.239cm" svg:viewBox="0 0 186 185" svg:d="M159 27c36 36 36 95 0 131s-95 36-132 0c-36-36-36-95 0-131 37-36 96-36 132 0z">
          <text:p/>
        </draw:path>
        <draw:path draw:style-name="gr3" draw:text-style-name="P3" draw:layer="layout" svg:width="0.184cm" svg:height="0.185cm" svg:x="2.453cm" svg:y="0.394cm" svg:viewBox="0 0 185 186" svg:d="M158 27c36 36 36 96 0 132s-94 36-131 0c-36-36-36-96 0-132 37-36 95-36 131 0z">
          <text:p/>
        </draw:path>
        <draw:path draw:style-name="gr2" draw:text-style-name="P2" draw:layer="layout" svg:width="0.184cm" svg:height="0.185cm" svg:x="2.453cm" svg:y="0.394cm" svg:viewBox="0 0 185 186" svg:d="M158 27c36 36 36 96 0 132s-94 36-131 0c-36-36-36-96 0-132 37-36 95-36 131 0z">
          <text:p/>
        </draw:path>
        <draw:path draw:style-name="gr3" draw:text-style-name="P3" draw:layer="layout" svg:width="0.184cm" svg:height="0.185cm" svg:x="4.297cm" svg:y="0.394cm" svg:viewBox="0 0 185 186" svg:d="M158 27c36 36 36 96 0 132s-94 36-131 0c-36-36-36-96 0-132 37-36 95-36 131 0z">
          <text:p/>
        </draw:path>
        <draw:path draw:style-name="gr2" draw:text-style-name="P2" draw:layer="layout" svg:width="0.184cm" svg:height="0.185cm" svg:x="4.297cm" svg:y="0.394cm" svg:viewBox="0 0 185 186" svg:d="M158 27c36 36 36 96 0 132s-94 36-131 0c-36-36-36-96 0-132 37-36 95-36 131 0z">
          <text:p/>
        </draw:path>
        <draw:path draw:style-name="gr3" draw:text-style-name="P3" draw:layer="layout" svg:width="0.184cm" svg:height="0.185cm" svg:x="3.375cm" svg:y="0.394cm" svg:viewBox="0 0 185 186" svg:d="M158 27c36 36 36 96 0 132s-94 36-131 0c-36-36-36-96 0-132 37-36 95-36 131 0z">
          <text:p/>
        </draw:path>
        <draw:path draw:style-name="gr2" draw:text-style-name="P2" draw:layer="layout" svg:width="0.184cm" svg:height="0.185cm" svg:x="3.375cm" svg:y="0.394cm" svg:viewBox="0 0 185 186" svg:d="M158 27c36 36 36 96 0 132s-94 36-131 0c-36-36-36-96 0-132 37-36 95-36 131 0z">
          <text:p/>
        </draw:path>
        <draw:path draw:style-name="gr3" draw:text-style-name="P3" draw:layer="layout" svg:width="0.185cm" svg:height="0.185cm" svg:x="1.53cm" svg:y="0.394cm" svg:viewBox="0 0 186 186" svg:d="M159 27c36 36 36 96 0 132s-95 36-132 0c-36-36-36-96 0-132 37-36 96-36 132 0z">
          <text:p/>
        </draw:path>
        <draw:path draw:style-name="gr2" draw:text-style-name="P2" draw:layer="layout" svg:width="0.185cm" svg:height="0.185cm" svg:x="1.53cm" svg:y="0.394cm" svg:viewBox="0 0 186 186" svg:d="M159 27c36 36 36 96 0 132s-95 36-132 0c-36-36-36-96 0-132 37-36 96-36 132 0z">
          <text:p/>
        </draw:path>
        <draw:line draw:style-name="gr4" draw:text-style-name="P2" draw:layer="layout" svg:x1="1.623cm" svg:y1="1.501cm" svg:x2="1.623cm" svg:y2="2.239cm">
          <text:p/>
        </draw:line>
        <draw:line draw:style-name="gr4" draw:text-style-name="P2" draw:layer="layout" svg:x1="2.545cm" svg:y1="1.501cm" svg:x2="2.545cm" svg:y2="2.239cm">
          <text:p/>
        </draw:line>
        <draw:line draw:style-name="gr4" draw:text-style-name="P2" draw:layer="layout" svg:x1="3.467cm" svg:y1="1.501cm" svg:x2="3.467cm" svg:y2="2.239cm">
          <text:p/>
        </draw:line>
        <draw:line draw:style-name="gr4" draw:text-style-name="P2" draw:layer="layout" svg:x1="4.389cm" svg:y1="1.501cm" svg:x2="4.389cm" svg:y2="2.239cm">
          <text:p/>
        </draw:line>
        <draw:line draw:style-name="gr2" draw:text-style-name="P2" draw:layer="layout" svg:x1="4.325cm" svg:y1="1.474cm" svg:x2="3.532cm" svg:y2="2.267cm">
          <text:p/>
        </draw:line>
        <draw:line draw:style-name="gr2" draw:text-style-name="P2" draw:layer="layout" svg:x1="3.403cm" svg:y1="1.474cm" svg:x2="2.61cm" svg:y2="2.267cm">
          <text:p/>
        </draw:line>
        <draw:line draw:style-name="gr2" draw:text-style-name="P2" draw:layer="layout" svg:x1="2.481cm" svg:y1="1.474cm" svg:x2="1.688cm" svg:y2="2.267cm">
          <text:p/>
        </draw:line>
        <draw:line draw:style-name="gr2" draw:text-style-name="P2" draw:layer="layout" svg:x1="4.308cm" svg:y1="1.45cm" svg:x2="2.627cm" svg:y2="2.291cm">
          <text:p/>
        </draw:line>
        <draw:line draw:style-name="gr2" draw:text-style-name="P2" draw:layer="layout" svg:x1="3.385cm" svg:y1="1.45cm" svg:x2="1.705cm" svg:y2="2.291cm">
          <text:p/>
        </draw:line>
        <draw:line draw:style-name="gr4" draw:text-style-name="P2" draw:layer="layout" svg:x1="4.389cm" svg:y1="0.579cm" svg:x2="4.389cm" svg:y2="1.316cm">
          <text:p/>
        </draw:line>
        <draw:line draw:style-name="gr4" draw:text-style-name="P2" draw:layer="layout" svg:x1="3.467cm" svg:y1="0.579cm" svg:x2="3.467cm" svg:y2="1.316cm">
          <text:p/>
        </draw:line>
        <draw:line draw:style-name="gr4" draw:text-style-name="P2" draw:layer="layout" svg:x1="2.545cm" svg:y1="0.579cm" svg:x2="2.545cm" svg:y2="1.316cm">
          <text:p/>
        </draw:line>
        <draw:line draw:style-name="gr4" draw:text-style-name="P2" draw:layer="layout" svg:x1="1.623cm" svg:y1="0.579cm" svg:x2="1.623cm" svg:y2="1.316cm">
          <text:p/>
        </draw:line>
        <draw:line draw:style-name="gr2" draw:text-style-name="P2" draw:layer="layout" svg:x1="4.308cm" svg:y1="0.528cm" svg:x2="2.627cm" svg:y2="1.368cm">
          <text:p/>
        </draw:line>
        <draw:line draw:style-name="gr2" draw:text-style-name="P2" draw:layer="layout" svg:x1="3.385cm" svg:y1="0.528cm" svg:x2="1.705cm" svg:y2="1.368cm">
          <text:p/>
        </draw:line>
        <draw:frame draw:style-name="gr5" draw:text-style-name="P5" draw:layer="layout" svg:width="0.514cm" svg:height="0.289cm" svg:x="1.336cm" svg:y="3.456cm">
          <draw:text-box>
            <text:p text:style-name="P4"><text:span text:style-name="T1">BOS</text:span></text:p>
          </draw:text-box>
        </draw:frame>
        <draw:frame draw:style-name="gr5" draw:text-style-name="P5" draw:layer="layout" svg:width="0.51cm" svg:height="0.289cm" svg:x="4.245cm" svg:y="-0.008cm">
          <draw:text-box>
            <text:p text:style-name="P4"><text:span text:style-name="T1">EOS</text:span></text:p>
          </draw:text-box>
        </draw:frame>
        <draw:frame draw:style-name="gr5" draw:text-style-name="P5" draw:layer="layout" svg:width="0.756cm" svg:height="0.289cm" svg:x="1.189cm" svg:y="-0.008cm">
          <draw:text-box>
            <text:p text:style-name="P4"><text:span text:style-name="T1">tastes</text:span></text:p>
          </draw:text-box>
        </draw:frame>
        <draw:frame draw:style-name="gr5" draw:text-style-name="P5" draw:layer="layout" svg:width="0.679cm" svg:height="0.289cm" svg:x="2.208cm" svg:y="-0.008cm">
          <draw:text-box>
            <text:p text:style-name="P4"><text:span text:style-name="T1">really</text:span></text:p>
          </draw:text-box>
        </draw:frame>
        <draw:frame draw:style-name="gr5" draw:text-style-name="P5" draw:layer="layout" svg:width="0.654cm" svg:height="0.289cm" svg:x="3.137cm" svg:y="-0.008cm">
          <draw:text-box>
            <text:p text:style-name="P4"><text:span text:style-name="T1">great</text:span></text:p>
          </draw:text-box>
        </draw:frame>
        <draw:frame draw:style-name="gr5" draw:text-style-name="P5" draw:layer="layout" svg:width="0.756cm" svg:height="0.289cm" svg:x="2.163cm" svg:y="3.456cm">
          <draw:text-box>
            <text:p text:style-name="P4"><text:span text:style-name="T1">tastes</text:span></text:p>
          </draw:text-box>
        </draw:frame>
        <draw:frame draw:style-name="gr5" draw:text-style-name="P5" draw:layer="layout" svg:width="0.679cm" svg:height="0.289cm" svg:x="3.131cm" svg:y="3.456cm">
          <draw:text-box>
            <text:p text:style-name="P4"><text:span text:style-name="T1">really</text:span></text:p>
          </draw:text-box>
        </draw:frame>
        <draw:path draw:style-name="gr6" draw:text-style-name="P6" draw:layer="layout" svg:width="0.184cm" svg:height="0.184cm" svg:x="2.453cm" svg:y="3.161cm" svg:viewBox="0 0 185 185" svg:d="M158 27c36 36 36 95 0 131s-94 36-131 0c-36-36-36-95 0-131 37-36 95-36 131 0z">
          <text:p/>
        </draw:path>
        <draw:path draw:style-name="gr2" draw:text-style-name="P2" draw:layer="layout" svg:width="0.184cm" svg:height="0.184cm" svg:x="2.453cm" svg:y="3.161cm" svg:viewBox="0 0 185 185" svg:d="M158 27c36 36 36 95 0 131s-94 36-131 0c-36-36-36-95 0-131 37-36 95-36 131 0z">
          <text:p/>
        </draw:path>
        <draw:path draw:style-name="gr6" draw:text-style-name="P6" draw:layer="layout" svg:width="0.184cm" svg:height="0.184cm" svg:x="4.297cm" svg:y="3.161cm" svg:viewBox="0 0 185 185" svg:d="M158 27c36 36 36 95 0 131s-94 36-131 0c-36-36-36-95 0-131 37-36 95-36 131 0z">
          <text:p/>
        </draw:path>
        <draw:path draw:style-name="gr2" draw:text-style-name="P2" draw:layer="layout" svg:width="0.184cm" svg:height="0.184cm" svg:x="4.297cm" svg:y="3.161cm" svg:viewBox="0 0 185 185" svg:d="M158 27c36 36 36 95 0 131s-94 36-131 0c-36-36-36-95 0-131 37-36 95-36 131 0z">
          <text:p/>
        </draw:path>
        <draw:path draw:style-name="gr6" draw:text-style-name="P6" draw:layer="layout" svg:width="0.184cm" svg:height="0.184cm" svg:x="3.375cm" svg:y="3.161cm" svg:viewBox="0 0 185 185" svg:d="M158 27c36 36 36 95 0 131s-94 36-131 0c-36-36-36-95 0-131 37-36 95-36 131 0z">
          <text:p/>
        </draw:path>
        <draw:path draw:style-name="gr2" draw:text-style-name="P2" draw:layer="layout" svg:width="0.184cm" svg:height="0.184cm" svg:x="3.375cm" svg:y="3.161cm" svg:viewBox="0 0 185 185" svg:d="M158 27c36 36 36 95 0 131s-94 36-131 0c-36-36-36-95 0-131 37-36 95-36 131 0z">
          <text:p/>
        </draw:path>
        <draw:path draw:style-name="gr6" draw:text-style-name="P6" draw:layer="layout" svg:width="0.185cm" svg:height="0.184cm" svg:x="1.53cm" svg:y="3.161cm" svg:viewBox="0 0 186 185" svg:d="M159 27c36 36 36 95 0 131s-95 36-132 0c-36-36-36-95 0-131 37-36 96-36 132 0z">
          <text:p/>
        </draw:path>
        <draw:path draw:style-name="gr2" draw:text-style-name="P2" draw:layer="layout" svg:width="0.185cm" svg:height="0.184cm" svg:x="1.53cm" svg:y="3.161cm" svg:viewBox="0 0 186 185" svg:d="M159 27c36 36 36 95 0 131s-95 36-132 0c-36-36-36-95 0-131 37-36 96-36 132 0z">
          <text:p/>
        </draw:path>
        <draw:line draw:style-name="gr7" draw:text-style-name="P2" draw:layer="layout" svg:x1="1.623cm" svg:y1="2.423cm" svg:x2="1.623cm" svg:y2="3.161cm">
          <text:p/>
        </draw:line>
        <draw:line draw:style-name="gr7" draw:text-style-name="P2" draw:layer="layout" svg:x1="2.545cm" svg:y1="2.423cm" svg:x2="2.545cm" svg:y2="3.161cm">
          <text:p/>
        </draw:line>
        <draw:line draw:style-name="gr7" draw:text-style-name="P2" draw:layer="layout" svg:x1="3.467cm" svg:y1="2.423cm" svg:x2="3.467cm" svg:y2="3.161cm">
          <text:p/>
        </draw:line>
        <draw:line draw:style-name="gr7" draw:text-style-name="P2" draw:layer="layout" svg:x1="4.389cm" svg:y1="2.423cm" svg:x2="4.389cm" svg:y2="3.161cm">
          <text:p/>
        </draw:line>
        <draw:frame draw:style-name="gr5" draw:text-style-name="P5" draw:layer="layout" svg:width="0.654cm" svg:height="0.289cm" svg:x="4.06cm" svg:y="3.456cm">
          <draw:text-box>
            <text:p text:style-name="P4"><text:span text:style-name="T1">great</text:span></text:p>
          </draw:text-box>
        </draw:frame>
        <draw:frame draw:style-name="gr5" draw:text-style-name="P5" draw:layer="layout" svg:width="0.637cm" svg:height="0.289cm" svg:x="5.365cm" svg:y="2.154cm">
          <draw:text-box>
            <text:p text:style-name="P4"><text:span text:style-name="T1">input</text:span></text:p>
          </draw:text-box>
        </draw:frame>
        <draw:frame draw:style-name="gr5" draw:text-style-name="P5" draw:layer="layout" svg:width="1.399cm" svg:height="0.289cm" svg:x="5.019cm" svg:y="2.441cm">
          <draw:text-box>
            <text:p text:style-name="P4"><text:span text:style-name="T1">embedding</text:span></text:p>
          </draw:text-box>
        </draw:frame>
        <draw:frame draw:style-name="gr8" draw:text-style-name="P7" draw:layer="layout" svg:width="1.501cm" svg:height="0.336cm" svg:x="5.021cm" svg:y="1.245cm">
          <draw:text-box>
            <text:p text:style-name="P4"><text:span text:style-name="T2">dilation=1</text:span></text:p>
          </draw:text-box>
        </draw:frame>
        <draw:path draw:style-name="gr9" draw:text-style-name="P8" draw:layer="layout" svg:width="0.553cm" svg:height="0.553cm" svg:x="0.056cm" svg:y="1.542cm" svg:viewBox="0 0 554 554" svg:d="M473 81c108 109 108 284 0 392s-283 108-391 0c-109-108-109-283 0-392 108-108 283-108 391 0z">
          <text:p/>
        </draw:path>
        <draw:path draw:style-name="gr2" draw:text-style-name="P2" draw:layer="layout" svg:width="0.553cm" svg:height="0.553cm" svg:x="0.056cm" svg:y="1.542cm" svg:viewBox="0 0 554 554" svg:d="M473 81c108 109 108 284 0 392s-283 108-391 0c-109-108-109-283 0-392 108-108 283-108 391 0z">
          <text:p/>
        </draw:path>
        <draw:frame draw:style-name="gr8" draw:text-style-name="P7" draw:layer="layout" svg:width="1.501cm" svg:height="0.336cm" svg:x="5.021cm" svg:y="0.323cm">
          <draw:text-box>
            <text:p text:style-name="P4"><text:span text:style-name="T2">dilation=2</text:span></text:p>
          </draw:text-box>
        </draw:frame>
        <draw:path draw:style-name="gr10" draw:text-style-name="P2" draw:layer="layout" svg:width="1.062cm" svg:height="0.458cm" svg:x="0.488cm" svg:y="2.048cm" svg:viewBox="0 0 1063 459" svg:d="M0 0c117 153 291 338 490 417 254 101 467-3 573-76">
          <text:p/>
        </draw:path>
        <draw:path draw:style-name="gr10" draw:text-style-name="P2" draw:layer="layout" svg:width="1.655cm" svg:height="0.291cm" svg:x="0.978cm" svg:y="2.358cm" svg:viewBox="0 0 1656 292" svg:d="M0 107c0 0 476 196 922 184 448-11 473-134 656-225 63-31 81-52 78-66">
          <text:p/>
        </draw:path>
        <draw:path draw:style-name="gr10" draw:text-style-name="P2" draw:layer="layout" svg:width="1.499cm" svg:height="0.295cm" svg:x="1.9cm" svg:y="2.393cm" svg:viewBox="0 0 1500 296" svg:d="M0 256c0 0 479 90 924 0 296-60 484-182 576-256">
          <text:p/>
        </draw:path>
        <draw:path draw:style-name="gr10" draw:text-style-name="P2" draw:layer="layout" svg:width="1.551cm" svg:height="0.254cm" svg:x="2.823cm" svg:y="2.422cm" svg:viewBox="0 0 1552 255" svg:d="M0 226c0 0 484 65 923 0 439-63 444-135 626-225 1 0 2-1 3-1">
          <text:p/>
        </draw:path>
        <draw:frame draw:style-name="gr11" draw:text-style-name="P9" draw:layer="layout" svg:width="0.327cm" svg:height="0.378cm" svg:x="0.255cm" svg:y="1.638cm">
          <draw:text-box>
            <text:p text:style-name="P4"><text:span text:style-name="T3">z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" svg:font-family="HelveticaNeue"/>
    <style:font-face style:name="Nimbus Roman No9 L" svg:font-family="'Nimbus Roman No9 L'"/>
    <style:font-face style:name="Arial Black" svg:font-family="'Arial Black'" style:font-adornments="Regular" style:font-pitch="variable"/>
    <style:font-face style:name="Titr" svg:font-family="Tit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xx" style:country-asian="none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.553cm" fo:page-height="3.7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0T21:26:15.481580067</meta:creation-date>
    <dc:date>2018-12-20T21:43:48.009383586</dc:date>
    <meta:editing-duration>PT6M30S</meta:editing-duration>
    <meta:editing-cycles>1</meta:editing-cycles>
    <meta:document-statistic meta:object-count="70"/>
    <meta:generator>LibreOffice/5.1.6.2$Linux_X86_64 LibreOffice_project/10m0$Build-2</meta:generator>
  </office:meta>
</office:document-meta>
</file>